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4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content chosen by Attacker!</text:p>
      <text:p text:style-name="Standard"/>
      <text:p text:style-name="Standard">Document <text:span text:style-name="T1">was signed</text:span> by Attacker <text:span text:style-name="T1">using a self-signed certificate / private key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2:53:38.099000000</meta:creation-date>
    <dc:date>2021-01-26T12:56:29.909000000</dc:date>
    <meta:editing-duration>PT2M52S</meta:editing-duration>
    <meta:editing-cycles>1</meta:editing-cycles>
    <meta:document-statistic meta:table-count="0" meta:image-count="0" meta:object-count="0" meta:page-count="1" meta:paragraph-count="2" meta:word-count="18" meta:character-count="123" meta:non-whitespace-character-count="107"/>
    <meta:generator>LibreOffice/7.0.4.2$Windows_X86_64 LibreOffice_project/dcf040e67528d9187c66b2379df5ea4407429775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e0061009e0055006c001200480052009100a000b300e100d2008e00660096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KBlVfXNXnbh/ubqZOTnAeQoYuW/Jvk/Lod0IJsmTP4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GAuLSaMbepF4IpF3mSll/LFAedKk6dljZeJnAXpC0wg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t4Oc0OxfrHjo+Z+yOz9MMb3rJGNv74PdKzG7jN/3Y/4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dYt1DxAa+AmqHR75pqrXlyMU/qbn118PAD1nO0aqnXE=</DigestValue>
      </Reference>
      <Reference URI="Thumbnails/thumbnail.png">
        <DigestMethod Algorithm="http://www.w3.org/2001/04/xmlenc#sha256"/>
        <DigestValue>DA6XOgcBFrMxjLOrVzonPxdHexjrG7ZdNge0Bj2iK8U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190023005900b6009a005e004600c30094007c008400e7006b004b0089008a">
        <DigestMethod Algorithm="http://www.w3.org/2001/04/xmlenc#sha256"/>
        <DigestValue>GbcxXXdlF9ovZ9deoZxS5g0JewXzeXYlysQFSNcdg9Q=</DigestValue>
      </Reference>
      <Reference URI="#idSignedProperties" Type="http://uri.etsi.org/01903#SignedProperties">
        <DigestMethod Algorithm="http://www.w3.org/2001/04/xmlenc#sha256"/>
        <DigestValue>AcYMSLTHSQntNdLw7NHpTEkXuDkOaGbyncVXLEGo1v8=</DigestValue>
      </Reference>
    </SignedInfo>
    <SignatureValue>XWxLJ1pHcM8vghE2Jq1IZrTh7aKqPhLS2ddPqcRUEZOMZkqeGRzMqYW2o9XuHymD
LEI72bLcSigZ83B9C+h9he4raG68iOhqTrvNfvSx554vIxBnf7iQLguF3dUptr5z
uoACn5GwO6+pbxzGTT8NwxwHfii/lxkAECIjxUq1ERjXwBXQENujUMkDYD2Ld+KH
g3atFQ5QjHuBXwsiZRgHlhCDJWKVAy2jtTwoQlNT+4kF3v8QmlhEydYMmi4RV60k
Hnua8Sc6sgRUDnAdLkAjUlmnF4MG8LipJ7gpogfVbTmm/I0n7R0gJaqxn/A1Lhe9
9fL+GC2U3ZAP7DmBkzuhsA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190023005900b6009a005e004600c30094007c008400e7006b004b0089008a" Target="#ID_007e0061009e0055006c001200480052009100a000b300e100d2008e00660096">
          <dc:date xmlns:dc="http://purl.org/dc/elements/1.1/">2021-01-26T12:56:37.491000000</dc:date>
        </SignatureProperty>
      </SignatureProperties>
    </Object>
    <Object xmlns:xd="http://uri.etsi.org/01903/v1.3.2#">
      <xd:QualifyingProperties Target="#ID_007e0061009e0055006c001200480052009100a000b300e100d2008e00660096">
        <xd:SignedProperties Id="idSignedProperties">
          <xd:SignedSignatureProperties>
            <xd:SigningTime>2021-01-26T12:56:37.49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